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0BFC40C4312FFB3250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156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 style:list-style-name="L1">
      <style:graphic-properties draw:fill-color="#ff8000" draw:textarea-horizontal-align="justify" draw:textarea-vertical-align="middle" draw:auto-grow-height="false" fo:min-height="0.172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11cm"/>
      <style:paragraph-properties style:writing-mode="lr-tb"/>
    </style:style>
    <style:style style:name="gr19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485cm" fo:min-width="0.5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2" fo:font-size="6pt" style:font-size-asian="6pt" style:font-size-complex="6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2" fo:font-size="6pt" style:font-size-asian="6pt" style:font-size-complex="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2" fo:font-size="4pt" style:font-size-asian="18pt" style:font-size-complex="18pt"/>
    </style:style>
    <style:style style:name="P8" style:family="paragraph">
      <style:paragraph-properties fo:text-align="center" style:writing-mode="lr-tb"/>
      <style:text-properties fo:font-size="6pt" style:font-size-asian="18pt" style:font-size-complex="18pt"/>
    </style:style>
    <style:style style:name="P9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6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7" style:family="paragraph">
      <style:paragraph-properties fo:text-align="center" style:writing-mode="lr-tb"/>
      <style:text-properties fo:font-size="8pt" style:font-size-asian="18pt" style:font-size-complex="18pt"/>
    </style:style>
    <style:style style:name="P18" style:family="paragraph">
      <loext:graphic-properties draw:fill-color="#ff8000"/>
      <style:paragraph-properties fo:text-align="center" style:writing-mode="lr-tb"/>
      <style:text-properties fo:font-size="8pt" style:font-size-asian="18pt" style:font-size-complex="18pt"/>
    </style:style>
    <style:style style:name="T1" style:family="text">
      <style:text-properties style:font-name="Liberation Sans2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2" fo:font-size="6pt" style:font-size-asian="6pt" style:font-size-complex="6pt"/>
    </style:style>
    <style:style style:name="T4" style:family="text">
      <style:text-properties fo:color="#000000" loext:opacity="100%" style:font-name="Liberation Sans2" fo:font-size="4pt" fo:font-weight="bold" style:font-size-asian="4pt" style:font-weight-asian="bold" style:font-size-complex="4pt" style:font-weight-complex="bold"/>
    </style:style>
    <style:style style:name="T5" style:family="text">
      <style:text-properties style:font-name="Liberation Sans2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pt" fo:font-weight="bold" style:font-size-asian="4pt" style:font-weight-asian="bold" style:font-size-complex="4pt" style:font-weight-complex="bold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cm" svg:height="0.635cm" svg:x="8.917cm" svg:y="8.643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" draw:text-style-name="P2" draw:layer="layout" svg:width="2.656cm" svg:height="0.84cm" svg:x="9.847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49cm" svg:y1="9.82cm" svg:x2="12.982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8.635cm" svg:y="7.02cm">
          <text:p text:style-name="P4"><text:span text:style-name="T3">Video Swin Transformer</text:span></text:p>
          <text:p text:style-name="P4"><text:span text:style-name="T4">(short-term memory)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977cm" svg:y1="8.537cm" svg:x2="11.965cm" svg:y2="7.685cm">
          <text:p/>
        </draw:line>
        <draw:line draw:style-name="gr5" draw:text-style-name="P1" draw:layer="layout" svg:x1="11.176cm" svg:y1="8.55cm" svg:x2="11.164cm" svg:y2="7.698cm">
          <text:p/>
        </draw:line>
        <draw:line draw:style-name="gr5" draw:text-style-name="P1" draw:layer="layout" svg:x1="10.276cm" svg:y1="8.55cm" svg:x2="10.264cm" svg:y2="7.698cm">
          <text:p/>
        </draw:line>
        <draw:custom-shape draw:style-name="gr6" draw:text-style-name="P6" draw:layer="layout" svg:width="5.063cm" svg:height="0.235cm" svg:x="8.61cm" svg:y="6.649cm"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7" draw:layer="layout" svg:width="1.992cm" svg:height="0.602cm" svg:x="10.503cm" svg:y="6.485cm">
          <draw:text-box>
            <text:p><text:span text:style-name="T5">Reducer</text:span></text:p>
          </draw:text-box>
        </draw:frame>
        <draw:line draw:style-name="gr8" draw:text-style-name="P1" draw:layer="layout" svg:x1="12.497cm" svg:y1="6.258cm" svg:x2="14.072cm" svg:y2="5.662cm">
          <text:p/>
        </draw:line>
        <draw:line draw:style-name="gr8" draw:text-style-name="P1" draw:layer="layout" svg:x1="12.481cm" svg:y1="6.548cm" svg:x2="14.106cm" svg:y2="7.302cm">
          <text:p/>
        </draw:line>
        <draw:custom-shape draw:style-name="gr9" draw:text-style-name="P9" xml:id="id2" draw:id="id2" draw:layer="layout" svg:width="2.54cm" svg:height="0.317cm" svg:x="15.087cm" svg:y="8.4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4cm" svg:height="0.317cm" svg:x="15.087cm" svg:y="8.0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54cm" svg:height="0.317cm" svg:x="15.087cm" svg:y="7.6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422cm" svg:x="15.087cm" svg:y="6.715cm">
          <text:p text:style-name="P11"><text:span text:style-name="T7">LSTM</text:span></text:p>
          <text:p text:style-name="P11"><text:span text:style-name="T8">(long-term memo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xml:id="id1" draw:id="id1" draw:layer="layout" svg:width="0.663cm" svg:height="0.607cm" svg:x="16.04cm" svg:y="9.255cm">
          <draw:text-box>
            <text:p><text:span text:style-name="T9">x</text:span></text:p>
          </draw:text-box>
        </draw:frame>
        <draw:frame draw:style-name="gr14" draw:text-style-name="P15" xml:id="id3" draw:id="id3" draw:layer="layout" svg:width="1.514cm" svg:height="0.727cm" svg:x="13.817cm" svg:y="9.237cm">
          <draw:text-box>
            <text:p text:style-name="P14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6.371cm" svg:y1="9.255cm" svg:x2="16.357cm" svg:y2="8.737cm" draw:start-shape="id1" draw:start-glue-point="0" draw:end-shape="id2" draw:end-glue-point="2" svg:d="M16371 9255l-14-518" svg:viewBox="0 0 15 519">
          <text:p/>
        </draw:connector>
        <draw:connector draw:style-name="gr16" draw:text-style-name="P1" draw:layer="layout" svg:x1="14.574cm" svg:y1="9.237cm" svg:x2="15.087cm" svg:y2="6.926cm" draw:start-shape="id3" draw:start-glue-point="0" draw:end-shape="id4" draw:end-glue-point="3" svg:d="M14574 9237v-1049h-1v-1262h514" svg:viewBox="0 0 515 2312">
          <text:p/>
        </draw:connector>
        <draw:custom-shape draw:style-name="gr9" draw:text-style-name="P9" draw:layer="layout" svg:width="2.54cm" svg:height="0.317cm" svg:x="15.087cm" svg:y="7.22cm">
          <text:p text:style-name="P8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4cm" svg:height="0.317cm" svg:x="15.087cm" svg:y="6.3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5" xml:id="id5" draw:id="id5" draw:layer="layout" svg:width="1.514cm" svg:height="0.727cm" svg:x="17.517cm" svg:y="4.838cm">
          <draw:text-box>
            <text:p text:style-name="P14"><text:span text:style-name="T6">RNN State</text:span><text:span text:style-name="T6"><text:line-break/></text:span><text:span text:style-name="T6">(next)</text:span></text:p>
          </draw:text-box>
        </draw:frame>
        <draw:connector draw:style-name="gr16" draw:text-style-name="P1" draw:layer="layout" svg:x1="17.627cm" svg:y1="6.926cm" svg:x2="18.274cm" svg:y2="5.565cm" draw:start-shape="id4" draw:start-glue-point="1" draw:end-shape="id5" draw:end-glue-point="2" svg:d="M17627 6926h647v-1361" svg:viewBox="0 0 648 1362">
          <text:p/>
        </draw:connector>
        <draw:custom-shape draw:style-name="gr11" draw:text-style-name="P8" draw:layer="layout" svg:width="2.54cm" svg:height="0.317cm" svg:x="15.087cm" svg:y="5.92cm">
          <text:p text:style-name="P8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6" draw:id="id6" draw:layer="layout" svg:width="2.54cm" svg:height="0.317cm" svg:x="15.087cm" svg:y="5.52cm">
          <text:p text:style-name="P8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011cm" svg:height="0.607cm" svg:x="9.719cm" svg:y="8.631cm">
          <draw:text-box>
            <text:p><text:span text:style-name="T9">f[t-2] <text:s text:c="2"/>f[t-1] <text:s text:c="3"/>f[t]</text:span></text:p>
          </draw:text-box>
        </draw:frame>
        <draw:custom-shape draw:style-name="gr19" draw:text-style-name="P16" draw:layer="layout" svg:width="2.54cm" svg:height="0.317cm" svg:x="9.887cm" svg:y="6.22cm">
          <text:p text:style-name="P8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6.357cm" svg:y1="5.52cm" svg:x2="16.359cm" svg:y2="5.096cm" draw:start-shape="id6" draw:start-glue-point="0" svg:d="M16357 5520l2-424" svg:viewBox="0 0 3 425">
          <text:p/>
        </draw:connector>
        <draw:frame draw:style-name="gr1" draw:text-style-name="P1" draw:layer="layout" svg:width="4.51cm" svg:height="0.635cm" svg:x="8.917cm" svg:y="5.044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0" draw:text-style-name="P18" draw:layer="layout" svg:width="1.032cm" svg:height="0.735cm" svg:x="11.595cm" svg:y="4.992cm">
          <text:p text:style-name="P17"><text:span text:style-name="T10">0/1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" svg:x1="11.975cm" svg:y1="6.18cm" svg:x2="11.968cm" svg:y2="5.716cm" svg:d="M11975 6180l-7-464" svg:viewBox="0 0 8 4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3-01-23T11:32:36.364653357</dc:date>
    <meta:editing-duration>PT10H28M19S</meta:editing-duration>
    <meta:editing-cycles>67</meta:editing-cycles>
    <meta:generator>LibreOffice/7.0.4.2$Linux_X86_64 LibreOffice_project/00$Build-2</meta:generator>
    <meta:document-statistic meta:object-count="31"/>
  </office:meta>
</office:document-meta>
</file>